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>
      <style:text-properties officeooo:rsid="000a19b1" officeooo:paragraph-rsid="000a19b1"/>
    </style:style>
    <style:style style:name="P3" style:family="paragraph" style:parent-style-name="Text_20_body" style:list-style-name="L2">
      <style:text-properties officeooo:rsid="000ba13b" officeooo:paragraph-rsid="000ba13b"/>
    </style:style>
    <style:style style:name="P4" style:family="paragraph" style:parent-style-name="Text_20_body" style:list-style-name="L3">
      <style:text-properties officeooo:rsid="000a19b1" officeooo:paragraph-rsid="000a19b1"/>
    </style:style>
    <style:style style:name="P5" style:family="paragraph" style:parent-style-name="Text_20_body" style:list-style-name="L3">
      <style:text-properties officeooo:rsid="000ba13b" officeooo:paragraph-rsid="000ba13b"/>
    </style:style>
    <style:style style:name="P6" style:family="paragraph" style:parent-style-name="Text_20_body" style:list-style-name="L4">
      <style:text-properties officeooo:rsid="000a19b1" officeooo:paragraph-rsid="000a19b1"/>
    </style:style>
    <style:style style:name="P7" style:family="paragraph" style:parent-style-name="Text_20_body" style:list-style-name="L5">
      <style:text-properties officeooo:rsid="000a19b1" officeooo:paragraph-rsid="000a19b1"/>
    </style:style>
    <style:style style:name="P8" style:family="paragraph" style:parent-style-name="Text_20_body" style:list-style-name="L6">
      <style:text-properties officeooo:rsid="000a19b1" officeooo:paragraph-rsid="000a19b1"/>
    </style:style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T1" style:family="text">
      <style:text-properties officeooo:rsid="000a19b1"/>
    </style:style>
    <style:style style:name="T2" style:family="text">
      <style:text-properties officeooo:rsid="000ba13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Proposta de construção de um datalake com os dados da API do youtube</text:span></text:span></text:h>
      <text:h text:style-name="Heading_20_3" text:outline-level="3"><text:span text:style-name="T1">1</text:span>. <text:span text:style-name="Strong_20_Emphasis">Resumo Rápido </text:span></text:h>
      <text:p text:style-name="Text_20_body"><text:span text:style-name="Strong_20_Emphasis"><text:tab/></text:span><text:span text:style-name="Strong_20_Emphasis"><text:span text:style-name="T1">O projeto visa organizar uma coleta dos dados da api do youtube e estruturar um datalake </text:span></text:span><text:span text:style-name="Strong_20_Emphasis"><text:span text:style-name="T2">para futuras analises em um dashboard</text:span></text:span></text:p>
      <text:list text:style-name="L1">
        <text:list-item>
          <text:p text:style-name="P1">Pequeno parágrafo com objetivo do projeto.</text:p>
        </text:list-item>
        <text:list-item>
          <text:p text:style-name="P1">Tecnologias utilizadas (com ícones ou lista horizontal).</text:p>
        </text:list-item>
        <text:list-item>
          <text:p text:style-name="P1">Link para repositório (GitHub) e link de demonstração (se houver).</text:p>
        </text:list-item>
      </text:list>
      <text:p text:style-name="Text_20_body"><text:span text:style-name="Strong_20_Emphasis">Exemplo:</text:span></text:p>
      <text:p text:style-name="Quotations">📍 Este projeto visa monitorar em tempo real a posição dos ônibus da cidade de São Paulo utilizando dados da SPTrans, Kafka, Apache Superset e Python.<text:line-break/>🔧 <text:span text:style-name="Strong_20_Emphasis">Tecnologias:</text:span> Python, Kafka, Superset, Streamlit, Docker<text:line-break/>🔗 <text:a xlink:type="simple" xlink:href="#" text:style-name="Internet_20_link" text:visited-style-name="Visited_20_Internet_20_Link">Repositório GitHub</text:a> | <text:a xlink:type="simple" xlink:href="#" text:style-name="Internet_20_link" text:visited-style-name="Visited_20_Internet_20_Link">Ver Demo</text:a></text:p>
      <text:h text:style-name="Heading_20_3" text:outline-level="3">3. <text:span text:style-name="Strong_20_Emphasis">Objetivo do Projeto</text:span></text:h>
      <text:list text:style-name="L2">
        <text:list-item>
          <text:p text:style-name="P2">Cria um pipeline de dados facil de realizar manutenção, ou seja estruturado, modular e escalavel, </text:p>
        </text:list-item>
        <text:list-item>
          <text:p text:style-name="P2">Propor uma arquiterura de datalake separando em camadas bronzre, prata e ouro.</text:p>
        </text:list-item>
        <text:list-item>
          <text:p text:style-name="P3">Discutir as métricas propostas</text:p>
        </text:list-item>
      </text:list>
      <text:h text:style-name="Heading_20_3" text:outline-level="3">4. <text:span text:style-name="Strong_20_Emphasis">Arquitetura / Estrutura Técnica</text:span></text:h>
      <text:list text:style-name="L3">
        <text:list-item>
          <text:p text:style-name="P4">Discutir a arquitertura <text:s/>do datalake</text:p>
        </text:list-item>
        <text:list-item>
          <text:p text:style-name="P4">Discutir a arquitetura do Pipeline</text:p>
        </text:list-item>
        <text:list-item>
          <text:p text:style-name="P5"/>
        </text:list-item>
      </text:list>
      <text:h text:style-name="Heading_20_3" text:outline-level="3">5. <text:span text:style-name="Strong_20_Emphasis">Principais Funcionalidades</text:span></text:h>
      <text:list text:style-name="L4">
        <text:list-item>
          <text:p text:style-name="P6">Implementar a busca com base no assunto</text:p>
        </text:list-item>
        <text:list-item>
          <text:p text:style-name="P6">Armazenamento particionado</text:p>
        </text:list-item>
        <text:list-item>
          <text:p text:style-name="P6">Configuração da execução do Pipeline</text:p>
        </text:list-item>
      </text:list>
      <text:h text:style-name="Heading_20_3" text:outline-level="3">6. <text:span text:style-name="Strong_20_Emphasis">Desafios Encontrados</text:span></text:h>
      <text:list text:style-name="L5">
        <text:list-item>
          <text:p text:style-name="P7">Limite de chamada da API do youtube</text:p>
        </text:list-item>
        <text:list-item>
          <text:p text:style-name="P7">Arquitetura</text:p>
        </text:list-item>
      </text:list>
      <text:h text:style-name="Heading_20_3" text:outline-level="3">7. <text:span text:style-name="Strong_20_Emphasis">Aprendizados</text:span></text:h>
      <text:list text:style-name="L6">
        <text:list-item>
          <text:p text:style-name="P8">Criação de dags no airflow (Explicar hook e operatos)</text:p>
        </text:list-item>
        <text:list-item>
          <text:p text:style-name="P8">Organização do datalake e diagramas do datalake</text:p>
        </text:list-item>
      </text:list>
      <text:h text:style-name="Heading_20_3" text:outline-level="3"><text:soft-page-break/></text:h>
      <text:h text:style-name="Heading_20_3" text:outline-level="3">8. <text:span text:style-name="Strong_20_Emphasis">Screenshots / Vídeos</text:span></text:h>
      <text:list text:style-name="L7">
        <text:list-item>
          <text:p text:style-name="P9">Galeria com prints das telas, dashboards, linha de comando, etc.</text:p>
        </text:list-item>
        <text:list-item>
          <text:p text:style-name="P9">GIFs curtos ou vídeos de uso também são bem-vindos.</text:p>
        </text:list-item>
      </text:list>
      <text:p text:style-name="Horizontal_20_Line"/>
      <text:h text:style-name="Heading_20_3" text:outline-level="3">9. <text:span text:style-name="Strong_20_Emphasis">Próximos Passos / Melhorias Futuras</text:span></text:h>
      <text:list text:style-name="L8">
        <text:list-item>
          <text:p text:style-name="P10">O que pode ser adicionado ou melhorado?</text:p>
        </text:list-item>
        <text:list-item>
          <text:p text:style-name="P10">Roadmap simples.</text:p>
        </text:list-item>
      </text:list>
      <text:h text:style-name="Heading_20_3" text:outline-level="3">10. <text:span text:style-name="Strong_20_Emphasis">Conclusão</text:span></text:h>
      <text:list text:style-name="L9">
        <text:list-item>
          <text:p text:style-name="P11">Resumo final sobre o impacto do projeto, suas aplicações ou resultados.</text:p>
        </text:list-item>
      </text:list>
      <text:h text:style-name="Heading_20_3" text:outline-level="3">11. <text:span text:style-name="Strong_20_Emphasis">Links Úteis</text:span></text:h>
      <text:list text:style-name="L10">
        <text:list-item>
          <text:p text:style-name="P12">Código-fonte no GitHub</text:p>
        </text:list-item>
        <text:list-item>
          <text:p text:style-name="P12">Documentação</text:p>
        </text:list-item>
        <text:list-item>
          <text:p text:style-name="P12">Artigos relacionados</text:p>
        </text:list-item>
        <text:list-item>
          <text:p text:style-name="P12">Demo online (se existir)</text:p>
        </text:list-item>
      </text:list>
      <text:h text:style-name="Heading_20_3" text:outline-level="3">1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7-12T17:09:52.442383056</dc:date>
    <meta:editing-duration>PT1M7S</meta:editing-duration>
    <meta:editing-cycles>1</meta:editing-cycles>
    <meta:document-statistic meta:table-count="0" meta:image-count="0" meta:object-count="0" meta:page-count="2" meta:paragraph-count="40" meta:word-count="287" meta:character-count="1703" meta:non-whitespace-character-count="1476"/>
  </office:meta>
</office:document-meta>
</file>